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f3e12" officeooo:paragraph-rsid="001f3e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23:27:19.161381365</meta:creation-date>
    <dc:date>2020-03-30T23:27:27.175148971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0.7.3$Linux_X86_64 LibreOffice_project/00m0$Build-3</meta:generator>
  </office:meta>
</office:document-meta>
</file>